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9_10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9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Joseph Blumenthal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May 2, 1892</text:p>
      <text:p text:style-name="P4">Month<text:tab/><text:tab/><text:tab/><text:tab/><text:tab/><text:tab/>May</text:p>
      <text:p text:style-name="P4">Year<text:tab/><text:tab/><text:tab/><text:tab/><text:tab/><text:tab/>1892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Letter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JOSEPH BLUMENTHAL,/</text:p>
      <text:p text:style-name="P5">President<text:span text:style-name="T2">,/</text:span></text:p>
      <text:p text:style-name="P5"><text:span text:style-name="T2">151 EAST 73D STREET./</text:span></text:p>
      <text:p text:style-name="P6"><text:span text:style-name="T2">Jewish Theological Seminary Association./</text:span></text:p>
      <text:p text:style-name="P7"><text:span text:style-name="T2">New York, May 2nd 1892/</text:span></text:p>
      <text:p text:style-name="P5"><text:span text:style-name="T2">My dear Dr/</text:span></text:p>
      <text:p text:style-name="P5"><text:span text:style-name="T2"><text:tab/>I am happy to inform you, that we/ are in our new house, and by the end of the/ week we will be comfortably furnished, and ready/ to work, and for our dedication services--Max/ Cohen will write you fully as to the latter--/ we think it will be better to have it on some/ week day at 4 P. M, and to be sure you will/ be the principal speaker--it will be in the/ week between the 15th and 22nd of this month--/ the annual examination must also be had about/ same time--you will no doubt be here before/ that time, I hope within a week or so, and we/ can then fully decide as to same--your views as/ to Dr Jaffe's having a room in our house &amp;c, are in/ perfect accordance with those expressed by me/ to Max Cohen &amp;c--still he is very anxious to have/ a chance to be re-examined later on--will talk/ it over with you, </text:span><text:soft-page-break/><text:span text:style-name="T2">when I see you--I enclose/ Ten Dollars for the two boys--Max Cohen positively/ asserts he did not get your address--Very truly/ Joseph Blumentha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5T10:23:40.86</meta:creation-date>
    <dc:date>2011-12-05T10:30:11.19</dc:date>
    <dc:creator>Penn Libraries</dc:creator>
    <meta:editing-duration>PT00H06M3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7" meta:word-count="379" meta:character-count="2350"/>
  </office:meta>
</office:document-meta>
</file>